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2" style:family="paragraph" style:parent-style-name="Preformatted_20_Text">
      <style:paragraph-properties fo:margin-left="0in" fo:margin-right="0in" fo:text-indent="0in" style:auto-text-indent="true"/>
      <style:text-properties style:font-name="DejaVu Sans1" fo:font-size="11pt" fo:font-weight="bold" style:font-size-asian="11pt" style:font-weight-asian="bold" style:font-size-complex="11pt" style:font-weight-complex="bold"/>
    </style:style>
    <style:style style:name="P3" style:family="paragraph" style:parent-style-name="Heading_20_1">
      <style:paragraph-properties fo:break-before="page"/>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Chapter 12 Arrays </text:h>
      <text:p text:style-name="P1"/>
      <text:p text:style-name="P1">Arrays are probably the single most useful programming construct that is available to you in FreeBasic. Many problems that you will try to solve with a programming solution involve data arranged in tabular format, and arrays are perfect for managing this type of data. Understanding arrays is crucial skill in becoming a competent programmer. </text:p>
      <text:p text:style-name="P1"/>
      <text:p text:style-name="P1">Arrays are contiguous memory segments of a single or composite data type. Youcan think of an array as a table, with rows and columns of data. An array can have one ormore rows, and each row can have one or columns. The number of rows and columns </text:p>
      <text:p text:style-name="P1">define the dimensions of the array. FreeBasic uses the row-major scheme for arrays,</text:p>
      <text:p text:style-name="P1">which means that the first dimension references the row in an array that has more thanone dimension. FreeBasic supports up to eight dimensions in an array. </text:p>
      <text:p text:style-name="P1"/>
      <text:h text:style-name="Heading_20_2" text:outline-level="2">One-Dimensional Arrays </text:h>
      <text:p text:style-name="P1"/>
      <text:p text:style-name="P1">An array with a single row is called a one-dimensional array. If an array is a single-</text:p>
      <text:p text:style-name="P1">dimensional array, then the row is not defined in the declaration, only the number ofcolumns in the row. Since an array requires a minimum of one row, the row is understoodto exist in this case. The following code snippets create a single-dimension integer arrayusing the different array definition schemes available in FreeBasic. </text:p>
      <text:p text:style-name="P1"/>
      <text:p text:style-name="P1">Dim myArray(10) as Integer </text:p>
      <text:p text:style-name="P1"/>
      <text:p text:style-name="P1"/>
      <text:p text:style-name="P1">This will define an array with a single row and 11 columns, with column indexes(numbers) ranging from 0 to 10. The base array index is 0 if the lower bound of the arrayis not defined. This behavior can be changed using the Option Base n compilerdirective. Setting Option Base 1 with the above example would result in an array with 10columns, with the indexes ranging from 1 to 10. The Option Base directive must bedefined before dimensioning any arrays. </text:p>
      <text:p text:style-name="P1"/>
      <text:p text:style-name="P1">Dim myArray(1 to 10) as Integer </text:p>
      <text:p text:style-name="P1"/>
      <text:p text:style-name="P1"/>
      <text:p text:style-name="P1">This example will define a single-dimension array with 10 columns, with indexesranging from 1 to 10. </text:p>
      <text:p text:style-name="P1"/>
      <text:h text:style-name="Heading_20_3" text:outline-level="3">One-Dimensional Array Indexes </text:h>
      <text:p text:style-name="P1"/>
      <text:p text:style-name="P1">You access each element of an array using an index value. In the case of a single-</text:p>
      <text:p text:style-name="P1">dimension array, the index would refer to a column number in the default row. The formatis to use the array variable, with the index surrounded by parenthesis. </text:p>
      <text:p text:style-name="P1"/>
      <text:p text:style-name="P1">myArray(5) = 7 </text:p>
      <text:p text:style-name="P1"><text:soft-page-break/></text:p>
      <text:p text:style-name="P1"/>
      <text:p text:style-name="P1">This would set the value of column 5 of myArray to 7. </text:p>
      <text:p text:style-name="P1"/>
      <text:p text:style-name="P1"/>
      <text:p text:style-name="P1">myInt = myArray(5) </text:p>
      <text:p text:style-name="P1"/>
      <text:p text:style-name="P1"/>
      <text:p text:style-name="P1">This will set the value of myInt to the current value of column 5 in myArray. </text:p>
      <text:p text:style-name="P1"/>
      <text:h text:style-name="Heading_20_2" text:outline-level="2">Two-Dimensional Arrays </text:h>
      <text:p text:style-name="P1"/>
      <text:p text:style-name="P1">A two-dimensional array is an array that has more than one row, along with thedefined columns. A two-dimensional array is like a table, with a defined number of rows,</text:p>
      <text:p text:style-name="P1">where each row has a defined number of columns. The following code snippet defined anarray using the default method. </text:p>
      <text:p text:style-name="P1"/>
      <text:p text:style-name="P1">Dim myArray(2, 10) as Integer </text:p>
      <text:p text:style-name="P1"/>
      <text:p text:style-name="P1"/>
      <text:p text:style-name="P1">The first dimension defines the number of rows in the array, while the seconddimension defines the number of columns in each row. In this example, the array has 3rows, numbered 0 to 2, and each row has 11 columns, numbered 0 to 10, if Option Basehas not been defined. If Option Base 1 had been used, then the row indexes would rangefrom 1 to 2, and the column indexes would range from 1 to 10. </text:p>
      <text:p text:style-name="P1"/>
      <text:p text:style-name="P1">You can also define the lower and upper bounds of the array. </text:p>
      <text:p text:style-name="P1"/>
      <text:p text:style-name="P1">Dim myArray(1 to 2, 1 to 10) as Integer </text:p>
      <text:p text:style-name="P1"/>
      <text:p text:style-name="P1"/>
      <text:p text:style-name="P1">This definition would set the number of rows to 2, numbered 1 to 2 and the </text:p>
      <text:p text:style-name="P1">number of columns to 10, numbered 1 to 10. </text:p>
      <text:p text:style-name="P1"/>
      <text:h text:style-name="Heading_20_3" text:outline-level="3">Two-Dimensional Array Indexes </text:h>
      <text:p text:style-name="P1"/>
      <text:p text:style-name="P1">To access the array elements you would use two indexes. The first index selectsthe row, and the second index selects a column within that row. </text:p>
      <text:p text:style-name="P1"/>
      <text:p text:style-name="P1">myArray(1, 5) = 7 </text:p>
      <text:p text:style-name="P1"/>
      <text:p text:style-name="P1"/>
      <text:p text:style-name="P1">This code would set column 5 in row 1 to 7. </text:p>
      <text:p text:style-name="P1"/>
      <text:p text:style-name="P1">myInt = myArray(1, 5) </text:p>
      <text:p text:style-name="P1"/>
      <text:p text:style-name="P1"><text:soft-page-break/></text:p>
      <text:p text:style-name="P1">This code would set myInt to the current value contained within column 5 of row 1of myArray. </text:p>
      <text:p text:style-name="P1"/>
      <text:h text:style-name="Heading_20_2" text:outline-level="2">Multi-Dimensional Arrays </text:h>
      <text:p text:style-name="P1"/>
      <text:p text:style-name="P1">For arrays of three or more dimensions, you would use the same format as listedabove, taking into account the progression of the array dimensions. For a three-</text:p>
      <text:p text:style-name="P1">dimensional array, the first dimension would be the row, the second the column, the thirdwould be the z-order, or depth, of each column. For example, to define a cube in space,</text:p>
      <text:p text:style-name="P1">you would use the y,x,z format, where y defines the vertical axis, x defines the horizontalaxis and z defines the depth axis. To create an array in this format you could define the </text:p>
      <text:p text:style-name="P1">array as Dim myCube(y, x, z) as Integer. MyCube(10, 10, 10) would create a cube </text:p>
      <text:p text:style-name="P1"/>
      <text:p text:style-name="P1"/>
      <text:p text:style-name="P1">with 11 vertical units, 0 to 10, 11 horizontal units, 0 to 10 and 10 depth units, 0 to 10. Toaccess the center of the cube, you would use iCenter = myCube(5, 5, 5). </text:p>
      <text:p text:style-name="P1"/>
      <text:p text:style-name="P1">You will probably never need to use arrays of more than three dimensions, unlessyou are doing some advanced mathematical calculations. However, if you need to usehigher-dimensional arrays, the same principles apply. </text:p>
      <text:p text:style-name="P1"/>
      <text:p text:style-name="P1">The following program illustrates creating and accessing a two dimensional array. </text:p>
      <text:p text:style-name="P1"/>
      <text:p text:style-name="P1"/>
      <text:p text:style-name="P1"/>
      <text:p text:style-name="P1"/>
      <text:p text:style-name="P1">Option Explicit </text:p>
      <text:p text:style-name="P1"/>
      <text:p text:style-name="P1"/>
      <text:p text:style-name="P1">'Create a twodimensional </text:p>
      <text:p text:style-name="P1">array </text:p>
      <text:p text:style-name="P1">Dim As Integer myArray(1 To 2, 1 To 10), i, j </text:p>
      <text:p text:style-name="P1"/>
      <text:p text:style-name="P1"/>
      <text:p text:style-name="P1">'Load some data into the array </text:p>
      <text:p text:style-name="P1">For i = 1 To 2 </text:p>
      <text:p text:style-name="P1">For j = 1 To 9 </text:p>
      <text:p text:style-name="P1">myArray(i, j) = Rnd * 10 </text:p>
      <text:p text:style-name="P1">Next </text:p>
      <text:p text:style-name="P1">Next </text:p>
      <text:p text:style-name="P1"/>
      <text:p text:style-name="P1"/>
      <text:p text:style-name="P1">'Print data in array </text:p>
      <text:p text:style-name="P1">For i = 1 To 2 </text:p>
      <text:p text:style-name="P1">For j = 1 To 9 </text:p>
      <text:p text:style-name="P1"><text:soft-page-break/>Print "row:";i;" col:";j;" value:";myArray(i, j) </text:p>
      <text:p text:style-name="P1">Next </text:p>
      <text:p text:style-name="P1">Next </text:p>
      <text:p text:style-name="P1"/>
      <text:p text:style-name="P1"/>
      <text:p text:style-name="P1">Sleep </text:p>
      <text:p text:style-name="P1">End </text:p>
      <text:p text:style-name="P1"/>
      <text:p text:style-name="P1"/>
      <text:p text:style-name="P1">Listing 12.1: arrayindex.bas </text:p>
      <text:p text:style-name="P1"/>
      <text:p text:style-name="P1"><text:tab/>Analysis: Line 4 creates a two-dimensional array with two rows, with each rowhaving ten columns. The working variables i and j are also declared on the same line.</text:p>
      <text:p text:style-name="P1">Lines 7 through 11 load some random data into the array. A nested For-Next loop is thecommon way to access multi-dimensional arrays. The variable i will select the rowindexes while the j variable will access the column indexes. </text:p>
      <text:p text:style-name="P1"/>
      <text:p text:style-name="P1">Lines 14 through 18 will print the values stored in the array. The format is identicalto the load code. The program is closed in the usual way. </text:p>
      <text:p text:style-name="P1"/>
      <text:p text:style-name="P1">When you run the program you should see the following output. </text:p>
      <text:p text:style-name="P1"/>
      <text:p text:style-name="P1">row: 1 col: 1 value: 0 </text:p>
      <text:p text:style-name="P1"/>
      <text:p text:style-name="P1"/>
      <text:p text:style-name="P1">row: 1 col: 2 value: 6 </text:p>
      <text:p text:style-name="P1"/>
      <text:p text:style-name="P1">row: 1 col: 3 value: 2 </text:p>
      <text:p text:style-name="P1">row: 1 col: 4 value: 8 </text:p>
      <text:p text:style-name="P1">row: 1 col: 5 value: 6 </text:p>
      <text:p text:style-name="P1">row: 1 col: 6 value: 5 </text:p>
      <text:p text:style-name="P1">row: 1 col: 7 value: 4 </text:p>
      <text:p text:style-name="P1">row: 1 col: 8 value: 9 </text:p>
      <text:p text:style-name="P1">row: 1 col: 9 value: 8 </text:p>
      <text:p text:style-name="P1">row: 2 col: 1 value: 7 </text:p>
      <text:p text:style-name="P1">row: 2 col: 2 value: 2 </text:p>
      <text:p text:style-name="P1">row: 2 col: 3 value: 9 </text:p>
      <text:p text:style-name="P1">row: 2 col: 4 value: 7 </text:p>
      <text:p text:style-name="P1">row: 2 col: 5 value: 5 </text:p>
      <text:p text:style-name="P1">row: 2 col: 6 value: 3 </text:p>
      <text:p text:style-name="P1">row: 2 col: 7 value: 0 </text:p>
      <text:p text:style-name="P1">row: 2 col: 8 value: 1 </text:p>
      <text:p text:style-name="P1">row: 2 col: 9 value: 4 </text:p>
      <text:p text:style-name="P1"/>
      <text:p text:style-name="P1"/>
      <text:p text:style-name="P1">Output 12.1: Output of arrayindex.bas </text:p>
      <text:p text:style-name="P1"/>
      <text:p text:style-name="P1">Dynamic Arrays </text:p>
      <text:p text:style-name="P1"/>
      <text:p text:style-name="P1">The arrays described above are static arrays; the array size cannot change <text:soft-page-break/>duringprogram execution. You can also create dynamic arrays that can change size duringexecution. Dynamic arrays are useful for creating data structures such as stacks or </text:p>
      <text:p text:style-name="P1">queues. </text:p>
      <text:p text:style-name="P1"/>
      <text:p text:style-name="P1">In order to use dynamic arrays in your program you need to include the Option </text:p>
      <text:p text:style-name="P1">Dynamic directive in your program. Static arrays, the arrays described above, are kept onthe heap, but dynamic arrays are allocated from the computer's pool of memory soOption Dynamic is needed to tell the compiler to dynamically allocate the array. You candimension a dynamic array in two ways. The first is to declare the array size in the Dimstatement and then resize it using Redim or Redim Preserve. The second is to not specifythe array size, use empty parenthesis, and then use Redim or Redim Preserve to size thearray. Redim will size the array and clear the array contents. Redim Preserve will size thearray and keep any existing data in th array. </text:p>
      <text:p text:style-name="P1"/>
      <text:p text:style-name="P1">There are a couple of exceptions to this. When declaring an array using variables for theindex values, the array is implicitly dynamic. You can also declare an array withoutspecifying index values, that is using an empty parentheses in the array declaration,</text:p>
      <text:p text:style-name="P1">and then use Redim to resize the array without specifying Option Dynamic. </text:p>
      <text:p text:style-name="P1"/>
      <text:p text:style-name="P1">The following program creates a simple integer stack and then manipulates </text:p>
      <text:p text:style-name="P1"/>
      <text:p text:style-name="P1">the stack. </text:p>
      <text:p text:style-name="P1"/>
      <text:p text:style-name="P1">1 </text:p>
      <text:p text:style-name="P1">Option Explicit </text:p>
      <text:p text:style-name="P1">2 </text:p>
      <text:p text:style-name="P1">Option Dynamic </text:p>
      <text:p text:style-name="P1"/>
      <text:p text:style-name="P1"/>
      <text:p text:style-name="P1">3 </text:p>
      <text:p text:style-name="P1">4 </text:p>
      <text:p text:style-name="P1">'Create an integer stack. The 0 index will be our empty marker. </text:p>
      <text:p text:style-name="P1">Dim As Integer stack(0), top = 0, i, ivalue </text:p>
      <text:p text:style-name="P1">6 </text:p>
      <text:p text:style-name="P1">7 </text:p>
      <text:p text:style-name="P1">'This will push a value on the stack, update the top of stack </text:p>
      <text:p text:style-name="P1">8 </text:p>
      <text:p text:style-name="P1">Sub PushValue(astack() As Integer, stacktop As Integer, value As Integer)</text:p>
      <text:p text:style-name="P1">9 </text:p>
      <text:p text:style-name="P1">'Increment the top of the stack </text:p>
      <text:p text:style-name="P1">stacktop += 111 </text:p>
      <text:p text:style-name="P1">'Resize the stack12 </text:p>
      <text:p text:style-name="P1">Redim Preserve astack(stacktop)</text:p>
      <text:p text:style-name="P1">13 </text:p>
      <text:p text:style-name="P1">astack(stacktop) = value </text:p>
      <text:p text:style-name="P1">14 </text:p>
      <text:p text:style-name="P1">End Sub </text:p>
      <text:p text:style-name="P1">'This will pop a value off the stack, update top of stack </text:p>
      <text:p text:style-name="P1">16 </text:p>
      <text:p text:style-name="P1"><text:soft-page-break/>Function PopValue(astack() As Integer, stacktop As Integer) As Integer17 </text:p>
      <text:p text:style-name="P1">Dim As Integer ret18 </text:p>
      <text:p text:style-name="P1">19 </text:p>
      <text:p text:style-name="P1">If stacktop = 0 Then </text:p>
      <text:p text:style-name="P1">ret = 021 </text:p>
      <text:p text:style-name="P1">Else22 </text:p>
      <text:p text:style-name="P1">ret = astack(stacktop)</text:p>
      <text:p text:style-name="P1">23 </text:p>
      <text:p text:style-name="P1">stacktop = </text:p>
      <text:p text:style-name="P1">124 </text:p>
      <text:p text:style-name="P1">Redim Preserve astack(stacktop) </text:p>
      <text:p text:style-name="P1">End If </text:p>
      <text:p text:style-name="P1">26 </text:p>
      <text:p text:style-name="P1">Return ret </text:p>
      <text:p text:style-name="P1">27 </text:p>
      <text:p text:style-name="P1">End Function </text:p>
      <text:p text:style-name="P1">28 </text:p>
      <text:p text:style-name="P1">29 </text:p>
      <text:p text:style-name="P1">'Push five values on to stack </text:p>
      <text:p text:style-name="P1">Print "Pushing values on stack..." </text:p>
      <text:p text:style-name="P1">31 </text:p>
      <text:p text:style-name="P1">For i = 1 To 532 </text:p>
      <text:p text:style-name="P1">ivalue = i * 233 </text:p>
      <text:p text:style-name="P1">PushValue stack(), top, ivalue34 </text:p>
      <text:p text:style-name="P1">Print "Stack top:";Ubound(stack),"Value:";ivalue </text:p>
      <text:p text:style-name="P1">Next </text:p>
      <text:p text:style-name="P1">36 </text:p>
      <text:p text:style-name="P1">Print </text:p>
      <text:p text:style-name="P1">37 </text:p>
      <text:p text:style-name="P1">38 </text:p>
      <text:p text:style-name="P1">'Pop the values off the stack </text:p>
      <text:p text:style-name="P1">39 </text:p>
      <text:p text:style-name="P1">Print "Popping values from stack..." </text:p>
      <text:p text:style-name="P1">ivalue = PopValue(stack(), top) </text:p>
      <text:p text:style-name="P1">41 </text:p>
      <text:p text:style-name="P1">Do While ivalue &gt; 042 </text:p>
      <text:p text:style-name="P1">Print "Stack Value:";ivalue43 </text:p>
      <text:p text:style-name="P1">ivalue = PopValue(stack(), top) </text:p>
      <text:p text:style-name="P1">44 </text:p>
      <text:p text:style-name="P1">Loop </text:p>
      <text:p text:style-name="P1">Print </text:p>
      <text:p text:style-name="P1">46 </text:p>
      <text:p text:style-name="P1">47 </text:p>
      <text:p text:style-name="P1">'Check stack size </text:p>
      <text:p text:style-name="P1"/>
      <text:p text:style-name="P1"/>
      <text:p text:style-name="P1"/>
      <text:p text:style-name="P1">48 </text:p>
      <text:p text:style-name="P1">Print "Stack size after pops:";Ubound(stack) </text:p>
      <text:p text:style-name="P1">49 </text:p>
      <text:p text:style-name="P1"><text:soft-page-break/>50 </text:p>
      <text:p text:style-name="P1">Sleep </text:p>
      <text:p text:style-name="P1">51 </text:p>
      <text:p text:style-name="P1">End </text:p>
      <text:p text:style-name="P1"/>
      <text:p text:style-name="P1"/>
      <text:p text:style-name="P1">Listing 12.2: stack.bas </text:p>
      <text:p text:style-name="P1"/>
      <text:p text:style-name="P1"><text:tab/>Analysis: In line the Option Dynamic directive is used to create the stack arrayusing dynamic memory. Line 5 dimensions the working variables. The 0 index in the stackarray will be used to indicate that the stack is empty. Even though this wastes oneinteger, it makes the code easier to implement. Line 8 through 14 defines the code topush a value on to the the stack. The parameters of the subroutine are the stack array,</text:p>
      <text:p text:style-name="P1">the top-of-stack variable, and the value to push on to the stack. You could determine thetop of the stack using the Ubound function, however in a real stack implementation, youwill probably need to pass the top-of-stack to other functions, and keeping the value in avariable will reduce the number of calculations the program must do. </text:p>
      <text:p text:style-name="P1"/>
      <text:p text:style-name="P1">Line 10 increments the stack top variable, and line 12 uses Redim Preserve toresize the array, while keeping the existing data in the array. Line 13 set the new arraylocation to the value passed to the subroutine. </text:p>
      <text:p text:style-name="P1"/>
      <text:p text:style-name="P1">Line 16 through 27 pops the top value of the stack, if the stack index is grater thanzero, updates the top-of-stack variable and then returns the popped value. Line 19 and20 checks to make sure that the stack has some data. If the index is 0, the stack is </text:p>
      <text:p text:style-name="P1">empty. Lines 22 through 24 get the current value of the top stack item, updates the stackpointer variable and then resizes the stack using Redim Preserve. Lines 31 through 35use a For-Next loop to push 5 values on to the stack. Lines 40 through 44 pop the valuesoff the stack. A Do-Loop is used to pop the values since when the stack is empty, thereturn value will be 0. Line 48 then cheks to see if all the values have been popped fromthe stack. </text:p>
      <text:p text:style-name="P1"/>
      <text:p text:style-name="P1">The program is closed in the usual way. </text:p>
      <text:p text:style-name="P1"/>
      <text:p text:style-name="P1">When you run the program you will see the following output. </text:p>
      <text:p text:style-name="P1"/>
      <text:p text:style-name="P1"/>
      <text:p text:style-name="P1">Pushing values on stack... </text:p>
      <text:p text:style-name="P1"/>
      <text:p text:style-name="P1"/>
      <text:p text:style-name="P1">Stack top: 1 Value: 2 </text:p>
      <text:p text:style-name="P1">Stack top: 2 Value: 4 </text:p>
      <text:p text:style-name="P1">Stack top: 3 Value: 6 </text:p>
      <text:p text:style-name="P1">Stack top: 4 Value: 8 </text:p>
      <text:p text:style-name="P1">Stack top: 5 Value: 10 </text:p>
      <text:p text:style-name="P1"/>
      <text:p text:style-name="P1"/>
      <text:p text:style-name="P1">Popping values from stack... </text:p>
      <text:p text:style-name="P1">Stack Value: 10 </text:p>
      <text:p text:style-name="P1">Stack Value: 8 </text:p>
      <text:p text:style-name="P1"><text:soft-page-break/>Stack Value: 6 </text:p>
      <text:p text:style-name="P1">Stack Value: 4 </text:p>
      <text:p text:style-name="P1">Stack Value: 2 </text:p>
      <text:p text:style-name="P1"/>
      <text:p text:style-name="P1"/>
      <text:p text:style-name="P1">Stack size after pops: 0 </text:p>
      <text:p text:style-name="P1"/>
      <text:p text:style-name="P1"/>
      <text:p text:style-name="P1">Output 12.2: Output of stack.bas </text:p>
      <text:p text:style-name="P1"/>
      <text:p text:style-name="P1">Stacks have a wide range of uses, however most implementations use pointerssince it is much faster to manipulate a pointer than it is an array. The advantage of anarray is the simplicity of use, and the readability of the code, but if you need speed, youshould use a pointer memory array for stacks. </text:p>
      <text:p text:style-name="P1"/>
      <text:p text:style-name="P1">You can only Redim or Redim Preserve the first index, that is the row, in amultidimensional array. </text:p>
      <text:p text:style-name="P1"/>
      <text:h text:style-name="Heading_20_2" text:outline-level="2">Array Functions </text:h>
      <text:p text:style-name="P1"/>
      <text:p text:style-name="P1">There are a number of functions that you can use to manage arrays. The followingtable lists the array functions available in FreeBasic. </text:p>
      <text:p text:style-name="P1"/>
      <text:p text:style-name="P1">Function Syntax Comment </text:p>
      <text:p text:style-name="P1">Clear Clear array, value,</text:p>
      <text:p text:style-name="P1">num_bytes </text:p>
      <text:p text:style-name="P1">Sets num_bytes in array tobyte value. </text:p>
      <text:p text:style-name="P1">Erase Erase array Erases dynamic arrays frommemory, or clears static </text:p>
      <text:p text:style-name="P1">arrays. </text:p>
      <text:p text:style-name="P1">Lbound B = Lbound(array) </text:p>
      <text:p text:style-name="P1">B = Lbound(array,</text:p>
      <text:p text:style-name="P1">dimension) </text:p>
      <text:p text:style-name="P1">Returns the lowest index of </text:p>
      <text:p text:style-name="P1">a single or multidimensionalarray. The dimensionparameter is the dimensionto check in a </text:p>
      <text:p text:style-name="P1">multidimensional arraywhere the first dimension is </text:p>
      <text:p text:style-name="P1"/>
      <text:p text:style-name="P1"/>
      <text:p text:style-name="P1">Function Syntax Comment </text:p>
      <text:p text:style-name="P1">1, the second dimension is </text:p>
      <text:p text:style-name="P1">2, and so on. </text:p>
      <text:p text:style-name="P1">Option Dynamic Option Dynamic Allocates arrays intodynamic memory bydefault. </text:p>
      <text:p text:style-name="P1">Option Static Option Static Clears a previous OptionDynamic. All subsequentarrays will be allocated onthe heap. </text:p>
      <text:p text:style-name="P1">Preserve Redim Preserve Preserves data in an arraywhen resized using theRedim statement. </text:p>
      <text:p text:style-name="P1">Redim Redim array(dimensions) asDataType </text:p>
      <text:p text:style-name="P1">Resizes an array to sizedimensions. </text:p>
      <text:p text:style-name="P1"><text:soft-page-break/>Ubound B = Lbound(array) </text:p>
      <text:p text:style-name="P1">B = Lbound(array,</text:p>
      <text:p text:style-name="P1">dimension) </text:p>
      <text:p text:style-name="P1">Returns the highest index ofa single or multidimensionalarray. The dimensionparameter is the dimensionto check in a </text:p>
      <text:p text:style-name="P1">multidimensional arraywhere the first dimension is </text:p>
      <text:p text:style-name="P1">1, the second dimension is </text:p>
      <text:p text:style-name="P1">2, and so on. </text:p>
      <text:p text:style-name="P1"/>
      <text:p text:style-name="P1">Table 12.1: Array Functions </text:p>
      <text:p text:style-name="P1"/>
      <text:p text:style-name="P1">Out of all the functions, you will probably use the Lbound and Ubound functionsthe most, especially when working with dynamic arrays. The following program uses bothfunctions to get the size of a two dimensional array. </text:p>
      <text:p text:style-name="P1"/>
      <text:p text:style-name="P1">1 </text:p>
      <text:p text:style-name="P1">Option Explicit </text:p>
      <text:p text:style-name="P1">2 </text:p>
      <text:p text:style-name="P1">Option Dynamic </text:p>
      <text:p text:style-name="P1">3 </text:p>
      <text:p text:style-name="P1">4 </text:p>
      <text:p text:style-name="P1">'Create a dynamic array </text:p>
      <text:p text:style-name="P1">5 </text:p>
      <text:p text:style-name="P1">Dim As Integer myArray(), i, nb </text:p>
      <text:p text:style-name="P1">6 </text:p>
      <text:p text:style-name="P1">'Resize array with two dimensions </text:p>
      <text:p text:style-name="P1">7 </text:p>
      <text:p text:style-name="P1">Redim myArray(1 To 1, 1 To 5) </text:p>
      <text:p text:style-name="P1">8 </text:p>
      <text:p text:style-name="P1">9 </text:p>
      <text:p text:style-name="P1">'Print upper and lower bounds for each row and column </text:p>
      <text:p text:style-name="P1">10 </text:p>
      <text:p text:style-name="P1">Print "First Redim" </text:p>
      <text:p text:style-name="P1">11 </text:p>
      <text:p text:style-name="P1">Print "" </text:p>
      <text:p text:style-name="P1">12 </text:p>
      <text:p text:style-name="P1">Print "Min Row Index:";Lbound(myArray, 1); </text:p>
      <text:p text:style-name="P1">13 </text:p>
      <text:p text:style-name="P1">Print " Max </text:p>
      <text:p text:style-name="P1">Row Index:";Ubound(myArray, 1) </text:p>
      <text:p text:style-name="P1">14 </text:p>
      <text:p text:style-name="P1">Print "Min Column index:";Lbound(myArray, 2); </text:p>
      <text:p text:style-name="P1">15 </text:p>
      <text:p text:style-name="P1">Print" Max </text:p>
      <text:p text:style-name="P1">Column index:";Ubound(myArray, 2) </text:p>
      <text:p text:style-name="P1"/>
      <text:p text:style-name="P1"/>
      <text:p text:style-name="P1"/>
      <text:p text:style-name="P1">16 </text:p>
      <text:p text:style-name="P1">17 </text:p>
      <text:p text:style-name="P1"><text:soft-page-break/>18 </text:p>
      <text:p text:style-name="P1">19 </text:p>
      <text:p text:style-name="P1">20 </text:p>
      <text:p text:style-name="P1">21 </text:p>
      <text:p text:style-name="P1">22 </text:p>
      <text:p text:style-name="P1">23 </text:p>
      <text:p text:style-name="P1">24 </text:p>
      <text:p text:style-name="P1">25 </text:p>
      <text:p text:style-name="P1">26 </text:p>
      <text:p text:style-name="P1">27 </text:p>
      <text:p text:style-name="P1">28 </text:p>
      <text:p text:style-name="P1">29 </text:p>
      <text:p text:style-name="P1">30 </text:p>
      <text:p text:style-name="P1">31 </text:p>
      <text:p text:style-name="P1">32 </text:p>
      <text:p text:style-name="P1"/>
      <text:p text:style-name="P1"/>
      <text:p text:style-name="P1">Print </text:p>
      <text:p text:style-name="P1">Print "Additional Redims" </text:p>
      <text:p text:style-name="P1">Print "" </text:p>
      <text:p text:style-name="P1">'Redim array five times </text:p>
      <text:p text:style-name="P1">For i = 1 To 5</text:p>
      <text:p text:style-name="P1"/>
      <text:p text:style-name="P1"/>
      <text:p text:style-name="P1"><text:s/>nb = Ubound(myArray, 1) + 1 </text:p>
      <text:p text:style-name="P1">Redim myArray(1 To nb, 1 To 5) </text:p>
      <text:p text:style-name="P1">'Print new array size </text:p>
      <text:p text:style-name="P1">Print "Min Row Index:";Lbound(myArray, 1); </text:p>
      <text:p text:style-name="P1">Print " Max </text:p>
      <text:p text:style-name="P1">Row Index:";Ubound(myArray, 1) </text:p>
      <text:p text:style-name="P1">Print "Min Column index:";Lbound(myArray, 2); </text:p>
      <text:p text:style-name="P1">Print " Max </text:p>
      <text:p text:style-name="P1">Column index:";Ubound(myArray, 2) </text:p>
      <text:p text:style-name="P1">Print </text:p>
      <text:p text:style-name="P1"/>
      <text:p text:style-name="P1"/>
      <text:p text:style-name="P1">Next </text:p>
      <text:p text:style-name="P1"/>
      <text:p text:style-name="P1"/>
      <text:p text:style-name="P1">Sleep </text:p>
      <text:p text:style-name="P1">End </text:p>
      <text:p text:style-name="P1"/>
      <text:p text:style-name="P1"/>
      <text:p text:style-name="P1">Listing 12.3: ulbound.bas </text:p>
      <text:p text:style-name="P1"/>
      <text:p text:style-name="P1"><text:tab/>Analysis: Line 2 set the compiler directive Option Dynamic so that the array isallocated in dynamic memory. Line 5 creates a dynamic array with no dimensionsspecified. Line 7 uses Redim to create a two-dimensional array. Lines 10 through 15 printthe upper and lower bounds using Lbound and Ubound respectively. Notice that thedimension parameter is used to specify which dimension to get the lower <text:soft-page-break/>and upperbounds. 1 is used to get the bounds for the first dimension, and 2 is used to get thesecond dimension. </text:p>
      <text:p text:style-name="P1"/>
      <text:p text:style-name="P1">Lines 20 through 29 resize the first dimension of the array and print the new lowerand upper indexes. Line 21 gets the current upper bound of the first dimension, 1 isadded to that value and then Redim is used in line 22 to resize the first dimension of the </text:p>
      <text:p text:style-name="P1">array. Lines 24 through 27 get the new bounds and print the values to the screen. </text:p>
      <text:p text:style-name="P1"/>
      <text:p text:style-name="P1">The program is closed in the usual way. </text:p>
      <text:p text:style-name="P1"/>
      <text:p text:style-name="P1">When you run the program you should see the following output. </text:p>
      <text:p text:style-name="P1"/>
      <text:p text:style-name="P1">First Redim </text:p>
      <text:p text:style-name="P1"/>
      <text:p text:style-name="P1"/>
      <text:p text:style-name="P1">Min Row Index: 1 Max </text:p>
      <text:p text:style-name="P1">Row Index: 1 </text:p>
      <text:p text:style-name="P1"/>
      <text:p text:style-name="P1"/>
      <text:p text:style-name="P1">Min Column index: 1 Max </text:p>
      <text:p text:style-name="P1">Column index: 5 </text:p>
      <text:p text:style-name="P1"/>
      <text:p text:style-name="P1"/>
      <text:p text:style-name="P1">Additional Redims </text:p>
      <text:p text:style-name="P1"/>
      <text:p text:style-name="P1"/>
      <text:p text:style-name="P1">Min Row Index: 1 Max </text:p>
      <text:p text:style-name="P1">Row Index: 2 </text:p>
      <text:p text:style-name="P1"/>
      <text:p text:style-name="P1"/>
      <text:p text:style-name="P1">Min Column index: 1 Max </text:p>
      <text:p text:style-name="P1">Column index: 5 </text:p>
      <text:p text:style-name="P1"/>
      <text:p text:style-name="P1"/>
      <text:p text:style-name="P1"/>
      <text:p text:style-name="P1">Min Row Index: 1 Max </text:p>
      <text:p text:style-name="P1">Row Index: 3 </text:p>
      <text:p text:style-name="P1">Min Column index: 1 Max </text:p>
      <text:p text:style-name="P1">Column index: 5 </text:p>
      <text:p text:style-name="P1"/>
      <text:p text:style-name="P1"/>
      <text:p text:style-name="P1">Min Row Index: 1 Max </text:p>
      <text:p text:style-name="P1">Row Index: 4 </text:p>
      <text:p text:style-name="P1">Min Column index: 1 Max </text:p>
      <text:p text:style-name="P1">Column index: 5 </text:p>
      <text:p text:style-name="P1"/>
      <text:p text:style-name="P1"/>
      <text:p text:style-name="P1">Min Row Index: 1 Max </text:p>
      <text:p text:style-name="P1">Row Index: 5 </text:p>
      <text:p text:style-name="P1">Min Column index: 1 Max </text:p>
      <text:p text:style-name="P1"><text:soft-page-break/>Column index: 5 </text:p>
      <text:p text:style-name="P1"/>
      <text:p text:style-name="P1"/>
      <text:p text:style-name="P1">Min Row Index: 1 Max </text:p>
      <text:p text:style-name="P1">Row Index: 6 </text:p>
      <text:p text:style-name="P1">Min Column index: 1 Max </text:p>
      <text:p text:style-name="P1">Column index: 5 </text:p>
      <text:p text:style-name="P1"/>
      <text:p text:style-name="P1"/>
      <text:p text:style-name="P1">Listing 12.4: Output of ulbound.bas </text:p>
      <text:p text:style-name="P1"/>
      <text:p text:style-name="P1">The first Redim sets the initial bounds for the array. The additional Redims increasethe number of rows in the array, while leaving the number of columns in intact. Keep inmind that arrays in FreeBasic are table-like, where each row has the same number ofcolumns. Ragged arrays, where each row has a different number of columns, cannot becreated in FreeBasic using arrays. You would have to use pointers to create a ragged </text:p>
      <text:p text:style-name="P1">array. </text:p>
      <text:p text:style-name="P1"/>
      <text:h text:style-name="Heading_20_2" text:outline-level="2">Arrays of Types </text:h>
      <text:p text:style-name="P1"/>
      <text:p text:style-name="P1">Type definitions allow you to group related data into a single entity, and often youwill need more than one instance of a type to fully express the data. Arrays of types allowyou create multiple instances of a type definition that can be easily managed using thearrays functions. An example of this usage may be an inventory system for your RPG, aseries of document descriptions within an editor, and a set of employee records from arandom access database. </text:p>
      <text:p text:style-name="P1"/>
      <text:p text:style-name="P1">You create arrays of types just as you would with any of the intrinsic data types.</text:p>
      <text:p text:style-name="P1">The following code snippet illustrates the syntax. </text:p>
      <text:p text:style-name="P1"/>
      <text:p text:style-name="P1">Type myPoint </text:p>
      <text:p text:style-name="P1">x As Integer </text:p>
      <text:p text:style-name="P1">y As Integer </text:p>
      <text:p text:style-name="P1"/>
      <text:p text:style-name="P1"/>
      <text:p text:style-name="P1">End Type </text:p>
      <text:p text:style-name="P1"/>
      <text:p text:style-name="P1"/>
      <text:p text:style-name="P1">Type myLine </text:p>
      <text:p text:style-name="P1">p1 As myPoint </text:p>
      <text:p text:style-name="P1">p2 As myPoint </text:p>
      <text:p text:style-name="P1">char As String * 1 </text:p>
      <text:p text:style-name="P1"/>
      <text:p text:style-name="P1"/>
      <text:p text:style-name="P1">End Type </text:p>
      <text:p text:style-name="P1">Dim myLineSet (1 to 3) as myLine </text:p>
      <text:p text:style-name="P1"/>
      <text:p text:style-name="P1"/>
      <text:p text:style-name="P1"><text:soft-page-break/></text:p>
      <text:p text:style-name="P1">The code defines a set of 3 lines, with endpoints p1 and p2, where each endpointis located at row and col. The following program illustrates using this definition to printsome lines to the console screen. </text:p>
      <text:p text:style-name="P1"/>
      <text:p text:style-name="P1">1 </text:p>
      <text:p text:style-name="P1">Option Explicit </text:p>
      <text:p text:style-name="P1">2 </text:p>
      <text:p text:style-name="P1">3 </text:p>
      <text:p text:style-name="P1">'Define the point </text:p>
      <text:p text:style-name="P1">4 </text:p>
      <text:p text:style-name="P1">Type myPoint </text:p>
      <text:p text:style-name="P1">5 </text:p>
      <text:p text:style-name="P1">x As Integer </text:p>
      <text:p text:style-name="P1">6 </text:p>
      <text:p text:style-name="P1">y As Integer </text:p>
      <text:p text:style-name="P1">7 </text:p>
      <text:p text:style-name="P1">End Type </text:p>
      <text:p text:style-name="P1">8 </text:p>
      <text:p text:style-name="P1">9 </text:p>
      <text:p text:style-name="P1">'Define the line </text:p>
      <text:p text:style-name="P1">10 </text:p>
      <text:p text:style-name="P1">Type myLine </text:p>
      <text:p text:style-name="P1">11 </text:p>
      <text:p text:style-name="P1">p1 As myPoint </text:p>
      <text:p text:style-name="P1">12 </text:p>
      <text:p text:style-name="P1">p2 As myPoint </text:p>
      <text:p text:style-name="P1">13 </text:p>
      <text:p text:style-name="P1">char As String * 1 </text:p>
      <text:p text:style-name="P1">14 </text:p>
      <text:p text:style-name="P1">End Type </text:p>
      <text:p text:style-name="P1">15 </text:p>
      <text:p text:style-name="P1">16 </text:p>
      <text:p text:style-name="P1">'Create a set of 3 lines </text:p>
      <text:p text:style-name="P1">17 </text:p>
      <text:p text:style-name="P1">Dim myLineSet (1 To 3) As myLine </text:p>
      <text:p text:style-name="P1">18 </text:p>
      <text:p text:style-name="P1">Dim As Integer i </text:p>
      <text:p text:style-name="P1">19 </text:p>
      <text:p text:style-name="P1">20 </text:p>
      <text:p text:style-name="P1">'This subroutine uses the Bresenham Line algorithm </text:p>
      <text:p text:style-name="P1">21 </text:p>
      <text:p text:style-name="P1">'to print a line on the console screen. Google </text:p>
      <text:p text:style-name="P1">22 </text:p>
      <text:p text:style-name="P1">'"Bresenham Line algorithm" for more information. </text:p>
      <text:p text:style-name="P1">23 </text:p>
      <text:p text:style-name="P1">Sub DrawLine(aLine As myLine)</text:p>
      <text:p text:style-name="P1">24 </text:p>
      <text:p text:style-name="P1">Dim As Integer i, deltax, deltay, num25 </text:p>
      <text:p text:style-name="P1">Dim As Integer d, dinc1, dinc226 </text:p>
      <text:p text:style-name="P1"><text:soft-page-break/>Dim As Integer x, xinc1, xinc227 </text:p>
      <text:p text:style-name="P1">Dim As Integer y, yinc1, yinc228 </text:p>
      <text:p text:style-name="P1">Dim As Integer x1, y1, x2, y229 </text:p>
      <text:p text:style-name="P1">30 </text:p>
      <text:p text:style-name="P1">'Get the endpoint coordinates31 </text:p>
      <text:p text:style-name="P1">x1 = aLine.p1.x32 </text:p>
      <text:p text:style-name="P1">y1 = aLine.p1.y33 </text:p>
      <text:p text:style-name="P1">x2 = aLine.p2.x34 </text:p>
      <text:p text:style-name="P1">y2 = aLine.p2.y35 </text:p>
      <text:p text:style-name="P1">36 </text:p>
      <text:p text:style-name="P1">'Get the delta change in both x and y37 </text:p>
      <text:p text:style-name="P1">deltax = Abs(x2 x1)</text:p>
      <text:p text:style-name="P1">38 </text:p>
      <text:p text:style-name="P1">deltay = Abs(y2 y1)</text:p>
      <text:p text:style-name="P1">39 </text:p>
      <text:p text:style-name="P1">40 </text:p>
      <text:p text:style-name="P1">'Calculate the slope of the line41 </text:p>
      <text:p text:style-name="P1">If deltax &gt;= deltay Then </text:p>
      <text:p text:style-name="P1"/>
      <text:p text:style-name="P1"/>
      <text:p text:style-name="P1"/>
      <text:p text:style-name="P1">42 </text:p>
      <text:p text:style-name="P1">num = deltax + 143 </text:p>
      <text:p text:style-name="P1">d = (2 * deltay) deltax44 </text:p>
      <text:p text:style-name="P1">dinc1 = deltay Shl 145 </text:p>
      <text:p text:style-name="P1">dinc2 = (deltay deltax) </text:p>
      <text:p text:style-name="P1">Shl 146 </text:p>
      <text:p text:style-name="P1">xinc1 = 147 </text:p>
      <text:p text:style-name="P1">xinc2 = 148 </text:p>
      <text:p text:style-name="P1">yinc1 = 049 </text:p>
      <text:p text:style-name="P1">yinc2 = 150 </text:p>
      <text:p text:style-name="P1">Else51 </text:p>
      <text:p text:style-name="P1">num = deltay + 152 </text:p>
      <text:p text:style-name="P1">d = (2 * deltax) deltay53 </text:p>
      <text:p text:style-name="P1">dinc1 = deltax Shl 154 </text:p>
      <text:p text:style-name="P1">dinc2 = (deltax deltay) </text:p>
      <text:p text:style-name="P1">Shl 155 </text:p>
      <text:p text:style-name="P1">xinc1 = 056 </text:p>
      <text:p text:style-name="P1">xinc2 = 157 </text:p>
      <text:p text:style-name="P1">yinc1 = 158 </text:p>
      <text:p text:style-name="P1">yinc2 = 159 </text:p>
      <text:p text:style-name="P1">End If60 </text:p>
      <text:p text:style-name="P1">61 </text:p>
      <text:p text:style-name="P1">If x1 &gt; x2 Then62 </text:p>
      <text:p text:style-name="P1">xinc1 = xinc163 </text:p>
      <text:p text:style-name="P1">xinc2 = xinc264 </text:p>
      <text:p text:style-name="P1">End If65 </text:p>
      <text:p text:style-name="P1">66 </text:p>
      <text:p text:style-name="P1">If y1 &gt; y2 Then67 </text:p>
      <text:p text:style-name="P1">yinc1 = yinc168 </text:p>
      <text:p text:style-name="P1"><text:soft-page-break/>yinc2 = yinc269 </text:p>
      <text:p text:style-name="P1">End If70 </text:p>
      <text:p text:style-name="P1">71 </text:p>
      <text:p text:style-name="P1">x = x172 </text:p>
      <text:p text:style-name="P1">y = y173 </text:p>
      <text:p text:style-name="P1">Locate y, x74 </text:p>
      <text:p text:style-name="P1">Print aLine.char;</text:p>
      <text:p text:style-name="P1">75 </text:p>
      <text:p text:style-name="P1">For i = 2 To num76 </text:p>
      <text:p text:style-name="P1">'Get the next iteration of the line77 </text:p>
      <text:p text:style-name="P1">If d &lt; 0 Then78 </text:p>
      <text:p text:style-name="P1">d = d + dinc179 </text:p>
      <text:p text:style-name="P1">x = x + xinc180 </text:p>
      <text:p text:style-name="P1">y = y + yinc181 </text:p>
      <text:p text:style-name="P1">Else82 </text:p>
      <text:p text:style-name="P1">d = d + dinc283 </text:p>
      <text:p text:style-name="P1">x = x + xinc284 </text:p>
      <text:p text:style-name="P1">y = y + yinc285 </text:p>
      <text:p text:style-name="P1">End If86 Locate y, x </text:p>
      <text:p text:style-name="P1"/>
      <text:p text:style-name="P1"/>
      <text:p text:style-name="P1"/>
      <text:p text:style-name="P1">87 </text:p>
      <text:p text:style-name="P1">88 </text:p>
      <text:p text:style-name="P1">89 </text:p>
      <text:p text:style-name="P1">90 </text:p>
      <text:p text:style-name="P1">91 </text:p>
      <text:p text:style-name="P1">92 </text:p>
      <text:p text:style-name="P1">93 </text:p>
      <text:p text:style-name="P1">94 </text:p>
      <text:p text:style-name="P1">95 </text:p>
      <text:p text:style-name="P1">96 </text:p>
      <text:p text:style-name="P1">97 </text:p>
      <text:p text:style-name="P1">98 </text:p>
      <text:p text:style-name="P1">99 </text:p>
      <text:p text:style-name="P1">100 </text:p>
      <text:p text:style-name="P1">101 </text:p>
      <text:p text:style-name="P1">102 </text:p>
      <text:p text:style-name="P1">103 </text:p>
      <text:p text:style-name="P1">104 </text:p>
      <text:p text:style-name="P1">105 </text:p>
      <text:p text:style-name="P1">106 </text:p>
      <text:p text:style-name="P1">107 </text:p>
      <text:p text:style-name="P1">108 </text:p>
      <text:p text:style-name="P1">109 </text:p>
      <text:p text:style-name="P1">110 </text:p>
      <text:p text:style-name="P1">111 </text:p>
      <text:p text:style-name="P1">112</text:p>
      <text:p text:style-name="P1"/>
      <text:p text:style-name="P1"/>
      <text:p text:style-name="P1"><text:soft-page-break/><text:s/>Print aLine.char; </text:p>
      <text:p text:style-name="P1">Next </text:p>
      <text:p text:style-name="P1">End Sub </text:p>
      <text:p text:style-name="P1"/>
      <text:p text:style-name="P1"/>
      <text:p text:style-name="P1">'Returns a random number between low and high </text:p>
      <text:p text:style-name="P1">Function GetRandom(lowerbound As Integer, upperbound As Integer) As Integer </text:p>
      <text:p text:style-name="P1">GetRandom = Int((upperbound lowerbound </text:p>
      <text:p text:style-name="P1">+ 1) * Rnd + lowerbound) </text:p>
      <text:p text:style-name="P1">End Function </text:p>
      <text:p text:style-name="P1"/>
      <text:p text:style-name="P1"/>
      <text:p text:style-name="P1">Randomize Timer </text:p>
      <text:p text:style-name="P1">'Initialize and print the lines </text:p>
      <text:p text:style-name="P1">For i = Lbound(myLineSet) To Ubound(myLineSet)</text:p>
      <text:p text:style-name="P1"/>
      <text:p text:style-name="P1"/>
      <text:p text:style-name="P1"><text:s/>'Set the first endpoint coordinates </text:p>
      <text:p text:style-name="P1">myLineSet(i).p1.x = GetRandom(1, 80) </text:p>
      <text:p text:style-name="P1">myLineSet(i).p1.y = GetRandom(1, 25) </text:p>
      <text:p text:style-name="P1">'Set the second endpoint coordinates </text:p>
      <text:p text:style-name="P1">myLineSet(i).p2.x = GetRandom(1, 80) </text:p>
      <text:p text:style-name="P1">myLineSet(i).p2.y = GetRandom(1, 25) </text:p>
      <text:p text:style-name="P1">'Get the display character </text:p>
      <text:p text:style-name="P1">myLineSet(i).char = Chr(GetRandom(33, 47)) </text:p>
      <text:p text:style-name="P1">'Print the line </text:p>
      <text:p text:style-name="P1">DrawLine myLineSet(i) </text:p>
      <text:p text:style-name="P1"/>
      <text:p text:style-name="P1"/>
      <text:p text:style-name="P1">Next </text:p>
      <text:p text:style-name="P1"/>
      <text:p text:style-name="P1"/>
      <text:p text:style-name="P1">Sleep </text:p>
      <text:p text:style-name="P1">End </text:p>
      <text:p text:style-name="P1"/>
      <text:p text:style-name="P1"/>
      <text:p text:style-name="P1">Listing 12.5: arrayoftypes.bas </text:p>
      <text:p text:style-name="P1"/>
      <text:p text:style-name="P1"><text:tab/>Analysis: Lines 4 through 7 define the coordinates for the an endpoint of a line.</text:p>
      <text:p text:style-name="P1">Lines 10 through 14, define a line, with two endpoints and the character used to print theline on the console screen. Line 17 defines a set of three lines, and line 18 defines a </text:p>
      <text:p text:style-name="P1">working variable that will be used in a For-Next loop that will initialize and display theline. </text:p>
      <text:p text:style-name="P1"/>
      <text:p text:style-name="P1">Lines 23 through 89 define a subroutine that implements the Bresenham Linealgorithm to print the line to the console screen. There are a number of resources on theInternet that explain the algorithm in detail and can be found using your favorite searchengine. </text:p>
      <text:p text:style-name="P1"/>
      <text:p text:style-name="P1">Lines 92 through 94 define a function that will return a random integer in therange of <text:soft-page-break/>lowerbound to upperbound, inclusive. Line 96 initializes the random numbergenerator by seeding the generator with the current Timer value. Randomize Timerensures that each call to Rnd will return a different random number. Without the </text:p>
      <text:p text:style-name="P1">Randomize statement, Rnd will return the same sequence of random number. </text:p>
      <text:p text:style-name="P1"/>
      <text:p text:style-name="P1">Line 98 through 109 initialize each line in the array and then calls the DrawLinesubroutine to print the line. When accessing the fields of a type within an array, you mustspecify which array element you are accessing by using parentheses with an index value, </text:p>
      <text:p text:style-name="P1"/>
      <text:p text:style-name="P1"/>
      <text:p text:style-name="P1">jut as you would an intrinsic data type. You can then access each element within the typeusing the familiar dot notation you saw in the chapter on composite types. Notice thatthe syntax is similar to the syntax used in the type memory array example, and the rulesare accessing type fields is the same. </text:p>
      <text:p text:style-name="P1"/>
      <text:p text:style-name="P1">Once each array element has been initialized and each line printed, the program isclosed in the usual way. </text:p>
      <text:p text:style-name="P1"/>
      <text:p text:style-name="P1">When you run the program you should see something like the following output.</text:p>
      <text:p text:style-name="P1"/>
      <text:p text:style-name="P1"><text:s/>%%%</text:p>
      <text:p text:style-name="P1"/>
      <text:p text:style-name="P1"/>
      <text:p text:style-name="P1"><text:s/>%%%</text:p>
      <text:p text:style-name="P1"/>
      <text:p text:style-name="P1"/>
      <text:p text:style-name="P1"><text:s/>%% )</text:p>
      <text:p text:style-name="P1"/>
      <text:p text:style-name="P1"/>
      <text:p text:style-name="P1"><text:s/>%%% )</text:p>
      <text:p text:style-name="P1"/>
      <text:p text:style-name="P1"/>
      <text:p text:style-name="P1"><text:s/>%%% )</text:p>
      <text:p text:style-name="P1"/>
      <text:p text:style-name="P1"/>
      <text:p text:style-name="P1"><text:s/>%%% )</text:p>
      <text:p text:style-name="P1"/>
      <text:p text:style-name="P1"/>
      <text:p text:style-name="P1"><text:s/>%%% )</text:p>
      <text:p text:style-name="P1"/>
      <text:p text:style-name="P1"/>
      <text:p text:style-name="P1"><text:s/>%% )</text:p>
      <text:p text:style-name="P1"/>
      <text:p text:style-name="P1"/>
      <text:p text:style-name="P1"><text:s/>%%% )</text:p>
      <text:p text:style-name="P1"/>
      <text:p text:style-name="P1"/>
      <text:p text:style-name="P1"><text:s/>%% )</text:p>
      <text:p text:style-name="P1"/>
      <text:p text:style-name="P1"><text:soft-page-break/></text:p>
      <text:p text:style-name="P1"><text:s/>////// </text:p>
      <text:p text:style-name="P1">////////// </text:p>
      <text:p text:style-name="P1">////////// </text:p>
      <text:p text:style-name="P1">////////// </text:p>
      <text:p text:style-name="P1">////////// </text:p>
      <text:p text:style-name="P1">////////// </text:p>
      <text:p text:style-name="P1">///// </text:p>
      <text:p text:style-name="P1"/>
      <text:p text:style-name="P1"/>
      <text:p text:style-name="P2">Output 12.3: Output of arrayoftypes.bas </text:p>
      <text:p text:style-name="P1"/>
      <text:p text:style-name="P1">Your output will vary since the end points of the lines, and the line character arerandom generated. </text:p>
      <text:p text:style-name="P1"/>
      <text:p text:style-name="P1">Arrays in Types </text:p>
      <text:p text:style-name="P1"/>
      <text:p text:style-name="P1">As you saw in the chapter on composite types, type fields be both intrinsic andcomposite type. You can also create static arrays within a type definition. In the listingabove, you can see that a line has two endpoints. Rather than using two distinct fields,</text:p>
      <text:p text:style-name="P1">you can create an array of endpoints that describe the line. The following code listing is amodification of the previous listing, using an array to describe the endpoints. </text:p>
      <text:p text:style-name="P1"/>
      <text:p text:style-name="P1">1 </text:p>
      <text:p text:style-name="P1">Option Explicit </text:p>
      <text:p text:style-name="P1">2 </text:p>
      <text:p text:style-name="P1"/>
      <text:p text:style-name="P1"/>
      <text:p text:style-name="P1"/>
      <text:p text:style-name="P1">3 </text:p>
      <text:p text:style-name="P1">'Define the point </text:p>
      <text:p text:style-name="P1">4 </text:p>
      <text:p text:style-name="P1">Type myPoint </text:p>
      <text:p text:style-name="P1">x As Integer </text:p>
      <text:p text:style-name="P1">6 </text:p>
      <text:p text:style-name="P1">y As Integer </text:p>
      <text:p text:style-name="P1">7 </text:p>
      <text:p text:style-name="P1">End Type </text:p>
      <text:p text:style-name="P1">8 </text:p>
      <text:p text:style-name="P1">9 </text:p>
      <text:p text:style-name="P1">'Define the line </text:p>
      <text:p text:style-name="P1">Type myLine11 </text:p>
      <text:p text:style-name="P1">pts(1 To 2) As myPoint12 </text:p>
      <text:p text:style-name="P1">char As String * 1 </text:p>
      <text:p text:style-name="P1">13 </text:p>
      <text:p text:style-name="P1">End Type </text:p>
      <text:p text:style-name="P1">14 </text:p>
      <text:p text:style-name="P1">'Create a set of 3 lines </text:p>
      <text:p text:style-name="P1">16 </text:p>
      <text:p text:style-name="P1"><text:soft-page-break/>Dim myLineSet (1 To 3) As myLine </text:p>
      <text:p text:style-name="P1">17 </text:p>
      <text:p text:style-name="P1">Dim As Integer i, j </text:p>
      <text:p text:style-name="P1">18 </text:p>
      <text:p text:style-name="P1">19 </text:p>
      <text:p text:style-name="P1">'This subroutine uses the Bresenham Line algorithm </text:p>
      <text:p text:style-name="P1">'to print a line on the console screen. Google </text:p>
      <text:p text:style-name="P1">21 </text:p>
      <text:p text:style-name="P1">'"Bresenham Line algorithm" for more information. </text:p>
      <text:p text:style-name="P1">22 </text:p>
      <text:p text:style-name="P1">Sub DrawLine(aLine As myLine)</text:p>
      <text:p text:style-name="P1">23 </text:p>
      <text:p text:style-name="P1">Dim As Integer i, deltax, deltay, num24 </text:p>
      <text:p text:style-name="P1">Dim As Integer d, dinc1, dinc2 </text:p>
      <text:p text:style-name="P1">Dim As Integer x, xinc1, xinc226 </text:p>
      <text:p text:style-name="P1">Dim As Integer y, yinc1, yinc227 </text:p>
      <text:p text:style-name="P1">Dim As Integer x1, y1, x2, y228 </text:p>
      <text:p text:style-name="P1">29 </text:p>
      <text:p text:style-name="P1">'Get the endpoint coordinates </text:p>
      <text:p text:style-name="P1">x1 = aLine.pts(1).x31 </text:p>
      <text:p text:style-name="P1">y1 = aLine.pts(1).y32 </text:p>
      <text:p text:style-name="P1">x2 = aLine.pts(2).x33 </text:p>
      <text:p text:style-name="P1">y2 = aLine.pts(2).y34 </text:p>
      <text:p text:style-name="P1">'Get the delats change in both x and y36 </text:p>
      <text:p text:style-name="P1">deltax = Abs(x2 x1)</text:p>
      <text:p text:style-name="P1">37 </text:p>
      <text:p text:style-name="P1">deltay = Abs(y2 y1)</text:p>
      <text:p text:style-name="P1">38 </text:p>
      <text:p text:style-name="P1">39 </text:p>
      <text:p text:style-name="P1">'Calculate the slope of the line </text:p>
      <text:p text:style-name="P1">If deltax &gt;= deltay Then41 </text:p>
      <text:p text:style-name="P1">num = deltax + 142 </text:p>
      <text:p text:style-name="P1">d = (2 * deltay) deltax43 </text:p>
      <text:p text:style-name="P1">dinc1 = deltay Shl 144 </text:p>
      <text:p text:style-name="P1">dinc2 = (deltay deltax) </text:p>
      <text:p text:style-name="P1">Shl 1 </text:p>
      <text:p text:style-name="P1">xinc1 = 146 </text:p>
      <text:p text:style-name="P1">xinc2 = 147 </text:p>
      <text:p text:style-name="P1">yinc1 = 0 </text:p>
      <text:p text:style-name="P1"/>
      <text:p text:style-name="P1"/>
      <text:p text:style-name="P1">164 </text:p>
      <text:p text:style-name="P1"/>
      <text:p text:style-name="P1"/>
      <text:p text:style-name="P1"/>
      <text:p text:style-name="P1">48 </text:p>
      <text:p text:style-name="P1">yinc2 = 149 </text:p>
      <text:p text:style-name="P1">Else50 </text:p>
      <text:p text:style-name="P1">num = deltay + 151 </text:p>
      <text:p text:style-name="P1">d = (2 * deltax) deltay52 </text:p>
      <text:p text:style-name="P1"><text:soft-page-break/>dinc1 = deltax Shl 153 </text:p>
      <text:p text:style-name="P1">dinc2 = (deltax deltay) </text:p>
      <text:p text:style-name="P1">Shl 154 </text:p>
      <text:p text:style-name="P1">xinc1 = 055 </text:p>
      <text:p text:style-name="P1">xinc2 = 156 </text:p>
      <text:p text:style-name="P1">yinc1 = 157 </text:p>
      <text:p text:style-name="P1">yinc2 = 158 </text:p>
      <text:p text:style-name="P1">End If59 </text:p>
      <text:p text:style-name="P1">60 </text:p>
      <text:p text:style-name="P1">If x1 &gt; x2 Then61 </text:p>
      <text:p text:style-name="P1">xinc1 = xinc162 </text:p>
      <text:p text:style-name="P1">xinc2 = xinc263 </text:p>
      <text:p text:style-name="P1">End If64 </text:p>
      <text:p text:style-name="P1">65 </text:p>
      <text:p text:style-name="P1">If y1 &gt; y2 Then66 </text:p>
      <text:p text:style-name="P1">yinc1 = yinc167 </text:p>
      <text:p text:style-name="P1">yinc2 = yinc268 </text:p>
      <text:p text:style-name="P1">End If69 </text:p>
      <text:p text:style-name="P1">70 </text:p>
      <text:p text:style-name="P1">x = x171 </text:p>
      <text:p text:style-name="P1">y = y172 </text:p>
      <text:p text:style-name="P1">Locate y, x73 </text:p>
      <text:p text:style-name="P1">Print aLine.char;</text:p>
      <text:p text:style-name="P1">74 </text:p>
      <text:p text:style-name="P1">For i = 2 To num75 </text:p>
      <text:p text:style-name="P1">'Get the next iteration of the line76 </text:p>
      <text:p text:style-name="P1">If d &lt; 0 Then77 </text:p>
      <text:p text:style-name="P1">d = d + dinc178 </text:p>
      <text:p text:style-name="P1">x = x + xinc179 </text:p>
      <text:p text:style-name="P1">y = y + yinc180 </text:p>
      <text:p text:style-name="P1">Else81 </text:p>
      <text:p text:style-name="P1">d = d + dinc282 </text:p>
      <text:p text:style-name="P1">x = x + xinc283 </text:p>
      <text:p text:style-name="P1">y = y + yinc284 </text:p>
      <text:p text:style-name="P1">End If85 </text:p>
      <text:p text:style-name="P1">Locate y, x86 </text:p>
      <text:p text:style-name="P1">Print aLine.char;</text:p>
      <text:p text:style-name="P1">87 </text:p>
      <text:p text:style-name="P1">Next </text:p>
      <text:p text:style-name="P1">88 </text:p>
      <text:p text:style-name="P1">End Sub </text:p>
      <text:p text:style-name="P1">89 </text:p>
      <text:p text:style-name="P1">90 </text:p>
      <text:p text:style-name="P1">'Returns a random number between low and high </text:p>
      <text:p text:style-name="P1">91 </text:p>
      <text:p text:style-name="P1">Function GetRandom(lowerbound As Integer, upperbound As Integer) As Integer92 GetRandom = Int((upperbound lowerbound </text:p>
      <text:p text:style-name="P1">+ 1) * Rnd + lowerbound) </text:p>
      <text:p text:style-name="P1"/>
      <text:p text:style-name="P1"/>
      <text:p text:style-name="P1"><text:soft-page-break/></text:p>
      <text:p text:style-name="P1">93 </text:p>
      <text:p text:style-name="P1">94 </text:p>
      <text:p text:style-name="P1">95 </text:p>
      <text:p text:style-name="P1">96 </text:p>
      <text:p text:style-name="P1">97 </text:p>
      <text:p text:style-name="P1">98 </text:p>
      <text:p text:style-name="P1">99 </text:p>
      <text:p text:style-name="P1">100 </text:p>
      <text:p text:style-name="P1">101 </text:p>
      <text:p text:style-name="P1">102 </text:p>
      <text:p text:style-name="P1">103 </text:p>
      <text:p text:style-name="P1">104 </text:p>
      <text:p text:style-name="P1">105 </text:p>
      <text:p text:style-name="P1">106 </text:p>
      <text:p text:style-name="P1">107 </text:p>
      <text:p text:style-name="P1">108 </text:p>
      <text:p text:style-name="P1">109 </text:p>
      <text:p text:style-name="P1">110 </text:p>
      <text:p text:style-name="P1">111 </text:p>
      <text:p text:style-name="P1">112 </text:p>
      <text:p text:style-name="P1"/>
      <text:p text:style-name="P1"/>
      <text:p text:style-name="P1">End Function </text:p>
      <text:p text:style-name="P1"/>
      <text:p text:style-name="P1"/>
      <text:p text:style-name="P1">Randomize Timer </text:p>
      <text:p text:style-name="P1">'Initialize and print the lines </text:p>
      <text:p text:style-name="P1">For i = Lbound(myLineSet) To Ubound(myLineSet)</text:p>
      <text:p text:style-name="P1"/>
      <text:p text:style-name="P1"/>
      <text:p text:style-name="P1"><text:s/>For j = Lbound(myLineSet(i).pts) To Ubound(myLineSet(i).pts) </text:p>
      <text:p text:style-name="P1">'Set the first endpoint coordinates </text:p>
      <text:p text:style-name="P1">myLineSet(i).pts(j).x = GetRandom(1, 80) </text:p>
      <text:p text:style-name="P1">myLineSet(i).pts(j).y = GetRandom(1, 25) </text:p>
      <text:p text:style-name="P1">'Set the second endpoint coordinates </text:p>
      <text:p text:style-name="P1">myLineSet(i).pts(j).x = GetRandom(1, 80) </text:p>
      <text:p text:style-name="P1">myLineSet(i).pts(j).y = GetRandom(1, 25) </text:p>
      <text:p text:style-name="P1">'Get the display character </text:p>
      <text:p text:style-name="P1">myLineSet(i).char = Chr(GetRandom(33, 47)) </text:p>
      <text:p text:style-name="P1">'Print the line</text:p>
      <text:p text:style-name="P1"/>
      <text:p text:style-name="P1"/>
      <text:p text:style-name="P1"><text:s/>Next </text:p>
      <text:p text:style-name="P1">DrawLine myLineSet(i) </text:p>
      <text:p text:style-name="P1">Next </text:p>
      <text:p text:style-name="P1"/>
      <text:p text:style-name="P1"/>
      <text:p text:style-name="P1">Sleep </text:p>
      <text:p text:style-name="P1">End </text:p>
      <text:p text:style-name="P1"><text:soft-page-break/></text:p>
      <text:p text:style-name="P1"/>
      <text:p text:style-name="P1"><text:span text:style-name="T1">Listing 12.6: arrayintypes.bas</text:span> </text:p>
      <text:p text:style-name="P1"/>
      <text:p text:style-name="P1"><text:tab/>Analysis: This program is identical to the previous program, except that thisprogram uses an array to describe the endpoints of the line. Only the changes to theprogram will discussed in this section. </text:p>
      <text:p text:style-name="P1"/>
      <text:p text:style-name="P1">Line 11 defines a single dimension array of endpoints that has two elements. Inlines 97 through 110, the program initializes each line element. The outer loop selectseach line type within the line set array. The inner For-Next loop then selects eachendpoint element with the endpoint array. Notice that you an use Lbound and Ubound forthis array, just as you can with the main array. Arrays within a type definition are truearrays, and all the functions available in FreeBasic can be used with embedded arrays.</text:p>
      <text:p text:style-name="P1">The inner j loop Lbound and Ubound use the outer loop specification, myLineSet(i).pts, </text:p>
      <text:p text:style-name="P1">to select a line element within the line set array, and then the function is applied to theembedded array. The endpoints are then initialized using both the i and j specifications, </text:p>
      <text:p text:style-name="P1">myLineSet(i).pts(j).x = GetRandom(1, 80). The variable i selects a line while j </text:p>
      <text:p text:style-name="P1">selects an endpoint within the selected line. The dot notation is used to reference each </text:p>
      <text:p text:style-name="P1">field within the type definition, including the endpoint array. Again, the notation andprinciples are similar to a type memory array. </text:p>
      <text:p text:style-name="P1"/>
      <text:p text:style-name="P1">The program is closed in the usual way after printing all the lines. </text:p>
      <text:p text:style-name="P1"/>
      <text:p text:style-name="P1">The output of this program is the same as the previous program and is not shownhere. Using an array for the endpoints enables you to easily extend the line definition tosupport not only lines, but triangles and squares. The following code snippet shows onepossible definition. </text:p>
      <text:p text:style-name="P1"/>
      <text:p text:style-name="P1"/>
      <text:p text:style-name="P1">Type myObj </text:p>
      <text:p text:style-name="P1"/>
      <text:p text:style-name="P1"/>
      <text:p text:style-name="P1">objid As Integer </text:p>
      <text:p text:style-name="P1"/>
      <text:p text:style-name="P1"/>
      <text:p text:style-name="P1">Union </text:p>
      <text:p text:style-name="P1"/>
      <text:p text:style-name="P1"/>
      <text:p text:style-name="P1">myLine(1 To 2) As myPoint </text:p>
      <text:p text:style-name="P1"/>
      <text:p text:style-name="P1"/>
      <text:p text:style-name="P1">myTriangle(1 To 3) As myPoint </text:p>
      <text:p text:style-name="P1"/>
      <text:p text:style-name="P1"/>
      <text:p text:style-name="P1">mySquare(1 To 4) As myPoint </text:p>
      <text:p text:style-name="P1"/>
      <text:p text:style-name="P1"><text:soft-page-break/></text:p>
      <text:p text:style-name="P1">End Union </text:p>
      <text:p text:style-name="P1"/>
      <text:p text:style-name="P1"/>
      <text:p text:style-name="P1">char As String * 1 </text:p>
      <text:p text:style-name="P1"/>
      <text:p text:style-name="P1"/>
      <text:p text:style-name="P1">End Type </text:p>
      <text:p text:style-name="P1"/>
      <text:p text:style-name="P1"/>
      <text:p text:style-name="P1">The objid field would indicate which type of object is contained within thedefinition. That is, a 1 may indicate a line, a 2 may indicate a triangle and a 3 mayindicate a square. Since the definition defines a single object, a union is used to enclosethe endpoint arrays to maximize memory usage. To print the object to the screen, youwould examine the objid and then use the Lbound and Ubound on the appropriateendpoint array definition, printing the number of lines that correspond to the type ofobject. One further enhancement you can make to this program is to add a functionpointer to the type definition, and then write print routines that correspond to the type ofobject being printed. Using this technique will enable you to further extend theusefulness of the code by simplifying the process of adding new objects to the typedefinition. For example, if you needed to be able to describe a cube, you would simplyadd an new array to the union, add a cube print function, and the type definition wouldbe able to print a cube by simply adding a few lines of code, while keeping the originalfunctionality intact. </text:p>
      <text:p text:style-name="P1"/>
      <text:h text:style-name="Heading_20_2" text:outline-level="2">Array Initialization </text:h>
      <text:p text:style-name="P1"/>
      <text:p text:style-name="P1">You can initialize an array with values when using the Dim statement in a mannersimilar to initializing any of the other intrinsic data types, and type definitions. Thefollowing code snippet illustrates the syntax using a one dimensional array. </text:p>
      <text:p text:style-name="P1"/>
      <text:p text:style-name="P1">Dim aArray(1 to 5) As Integer =&gt; {1, 2, 3, 4, 5} </text:p>
      <text:p text:style-name="P1"/>
      <text:p text:style-name="P1"/>
      <text:p text:style-name="P1">This code snippet dimensions a ubyte array with 5 elements, then sets theelements to the list contained within the curly brackets. The arrow operator, =&gt; tells thecompiler that the list following the Dim statement should be used to initialize the array.</text:p>
      <text:p text:style-name="P1">You can also dimension multidimensional arrays in the same manner, by specifyingblocks of data enclosed within curly braces as the following code snippet illustrates. </text:p>
      <text:p text:style-name="P1"/>
      <text:p text:style-name="P1">Dim bArray(1 to 2, 1 to 5) As Integer =&gt; {{1, 2, 3, 4, 5}, _ </text:p>
      <text:p text:style-name="P1"/>
      <text:p text:style-name="P1"/>
      <text:p text:style-name="P1">{6, 7, 8, 9, 10}} </text:p>
      <text:p text:style-name="P1"/>
      <text:p text:style-name="P1"/>
      <text:p text:style-name="P1">In this example, the first block, {1, 2, 3, 4, 5}, corresponds to row 1, and thesecond block, {6, 7, 8, 9, 10}, corresponds to row 2. Remember that FreeBasic arrays arerow-<text:soft-page-break/>major, so the row is specified before the column. When you initialize an array in thismanner, you must be sure that the number of elements defined will fit into the array. </text:p>
      <text:p text:style-name="P1"/>
      <text:p text:style-name="P1">The following programs initializes two arrays and print the values to the console. </text:p>
      <text:p text:style-name="P1"/>
      <text:p text:style-name="P1"/>
      <text:p text:style-name="P1">1 </text:p>
      <text:p text:style-name="P1">2 </text:p>
      <text:p text:style-name="P1">3 </text:p>
      <text:p text:style-name="P1">4 </text:p>
      <text:p text:style-name="P1">5 </text:p>
      <text:p text:style-name="P1">6 </text:p>
      <text:p text:style-name="P1">7 </text:p>
      <text:p text:style-name="P1">8 </text:p>
      <text:p text:style-name="P1">9 </text:p>
      <text:p text:style-name="P1">10 </text:p>
      <text:p text:style-name="P1">11 </text:p>
      <text:p text:style-name="P1">12 </text:p>
      <text:p text:style-name="P1">13 </text:p>
      <text:p text:style-name="P1">14 </text:p>
      <text:p text:style-name="P1">15 </text:p>
      <text:p text:style-name="P1">16 </text:p>
      <text:p text:style-name="P1">17 </text:p>
      <text:p text:style-name="P1">18 </text:p>
      <text:p text:style-name="P1">19 </text:p>
      <text:p text:style-name="P1">20 </text:p>
      <text:p text:style-name="P1">21 </text:p>
      <text:p text:style-name="P1">22 </text:p>
      <text:p text:style-name="P1"/>
      <text:p text:style-name="P1"/>
      <text:p text:style-name="P1">Option Explicit </text:p>
      <text:p text:style-name="P1"/>
      <text:p text:style-name="P1"/>
      <text:p text:style-name="P1">Dim aArray(1 To 5) As Integer =&gt; {1, 2, 3, 4, 5} </text:p>
      <text:p text:style-name="P1">Dim bArray(1 To 2, 1 To 5) As Integer =&gt; {{1, 2, 3, 4, 5}, _ </text:p>
      <text:p text:style-name="P1">{6, 7, 8, 9, 10}} </text:p>
      <text:p text:style-name="P1">Dim As Integer i, j </text:p>
      <text:p text:style-name="P1"/>
      <text:p text:style-name="P1"/>
      <text:p text:style-name="P1">'Print aArray values. </text:p>
      <text:p text:style-name="P1">For i = 1 To 5</text:p>
      <text:p text:style-name="P1"/>
      <text:p text:style-name="P1"/>
      <text:p text:style-name="P1"><text:s/>Print "aArray(";i;" ):";aArray(i) </text:p>
      <text:p text:style-name="P1">Next </text:p>
      <text:p text:style-name="P1">Print </text:p>
      <text:p text:style-name="P1"/>
      <text:p text:style-name="P1"/>
      <text:p text:style-name="P1">'Print bArray values. </text:p>
      <text:p text:style-name="P1">For i = 1 To 2 </text:p>
      <text:p text:style-name="P1"><text:soft-page-break/>For j = 1 To 5 </text:p>
      <text:p text:style-name="P1">Print "bArray(";i;",";j;" ):";bArray(i, j) </text:p>
      <text:p text:style-name="P1">Next </text:p>
      <text:p text:style-name="P1">Next </text:p>
      <text:p text:style-name="P1"/>
      <text:p text:style-name="P1"/>
      <text:p text:style-name="P1">Sleep </text:p>
      <text:p text:style-name="P1">End </text:p>
      <text:p text:style-name="P1"/>
      <text:p text:style-name="P1"/>
      <text:p text:style-name="P1">Listing 12.7: arrayinit.bas </text:p>
      <text:p text:style-name="P1"/>
      <text:p text:style-name="P1"><text:tab/>Analysis: </text:p>
      <text:p text:style-name="P1">Line 3 creates a single-dimension array and initializes the values of thearray. Line 4 creates a two-dimensional array and initializes the both rows of the array.</text:p>
      <text:p text:style-name="P1">Line 9 through 11 print the contents of the first array to the screen and lines 15 through19 print the contents of the second to the screen. The program is then closed in the usual </text:p>
      <text:p text:style-name="P1">way. </text:p>
      <text:p text:style-name="P1"/>
      <text:p text:style-name="P1">When you run the program you should see the following output. </text:p>
      <text:p text:style-name="P1"/>
      <text:p text:style-name="P1">aArray( 1 ): 1 </text:p>
      <text:p text:style-name="P1">aArray( 2 ): 2 </text:p>
      <text:p text:style-name="P1">aArray( 3 ): 3 </text:p>
      <text:p text:style-name="P1">aArray( 4 ): 4 </text:p>
      <text:p text:style-name="P1">aArray( 5 ): 5 </text:p>
      <text:p text:style-name="P1"/>
      <text:p text:style-name="P1"/>
      <text:p text:style-name="P1">bArray( 1, 1 ): 1 </text:p>
      <text:p text:style-name="P1">bArray( 1, 2 ): 2 </text:p>
      <text:p text:style-name="P1">bArray( 1, 3 ): 3 </text:p>
      <text:p text:style-name="P1"/>
      <text:p text:style-name="P1"/>
      <text:p text:style-name="P1"/>
      <text:p text:style-name="P1">bArray( 1, 4 ): 4 </text:p>
      <text:p text:style-name="P1">bArray( 1, 5 ): 5 </text:p>
      <text:p text:style-name="P1">bArray( 2, 1 ): 6 </text:p>
      <text:p text:style-name="P1">bArray( 2, 2 ): 7 </text:p>
      <text:p text:style-name="P1">bArray( 2, 3 ): 8 </text:p>
      <text:p text:style-name="P1">bArray( 2, 4 ): 9 </text:p>
      <text:p text:style-name="P1">bArray( 2, 5 ): 10 </text:p>
      <text:p text:style-name="P1"/>
      <text:p text:style-name="P1"/>
      <text:p text:style-name="P1">Listing 12.8: Output of arrayinit.bas </text:p>
      <text:p text:style-name="P1"/>
      <text:p text:style-name="P1">As you can see from the output, both arrays have been initialized correctly, andwithout using a loop to load the data into the array. You can initialize arrays of any sizeusing this method, although large arrays get a bit hard to work with and it is important tomaintain the proper order of data in the initialization block. </text:p>
      <text:p text:style-name="P1"><text:soft-page-break/></text:p>
      <text:h text:style-name="Heading_20_2" text:outline-level="2">Type Array Initialization </text:h>
      <text:p text:style-name="P1"/>
      <text:p text:style-name="P1">Since you can initialize a type definition and an array, it stands to reason you cando the same with a type array. In the chapter on type definitions you saw the syntax forinitializing a type, and here you have seen how to initialize an array. To initialize a typearray, you use both the type initialization syntax with the array initialization syntax, asyou would expect. The following code snippet illustrates this combined syntax. </text:p>
      <text:p text:style-name="P1"/>
      <text:p text:style-name="P1">Type aType </text:p>
      <text:p text:style-name="P1"/>
      <text:p text:style-name="P1"/>
      <text:p text:style-name="P1">a As Integer </text:p>
      <text:p text:style-name="P1"/>
      <text:p text:style-name="P1"/>
      <text:p text:style-name="P1">b As Byte </text:p>
      <text:p text:style-name="P1"/>
      <text:p text:style-name="P1"/>
      <text:p text:style-name="P1">c(1 To 2) As Zstring * 10 </text:p>
      <text:p text:style-name="P1"/>
      <text:p text:style-name="P1"/>
      <text:p text:style-name="P1">End Type </text:p>
      <text:p text:style-name="P1">Dim As aType myType(1 To 2) =&gt; { (1234, 12, {"Hello", "World"}), _ </text:p>
      <text:p text:style-name="P1">(5678, 24, {"From", "Freebasic"}) _ </text:p>
      <text:p text:style-name="P1">} </text:p>
      <text:p text:style-name="P1"/>
      <text:p text:style-name="P1"/>
      <text:p text:style-name="P1">The curly brackets signify that this is an array initialization, while the parenthesisindicate the type initialization. Since the type has an embedded array, you use the curlybrackets to load the data into the embedded array, just as you would a stand-alone array.</text:p>
      <text:p text:style-name="P1">If the embedded array was a multidimensional array, then you would need to wrap eachrow in { and } just as you would a stand-alone array. </text:p>
      <text:p text:style-name="P1"/>
      <text:p text:style-name="P1">The following program shows how all this works together. </text:p>
      <text:p text:style-name="P1"/>
      <text:p text:style-name="P1">1 </text:p>
      <text:p text:style-name="P1">Option Explicit </text:p>
      <text:p text:style-name="P1">2 </text:p>
      <text:p text:style-name="P1">3 </text:p>
      <text:p text:style-name="P1">'Create a type definiton </text:p>
      <text:p text:style-name="P1">4 </text:p>
      <text:p text:style-name="P1">Type aType5 </text:p>
      <text:p text:style-name="P1">a As Integer6 </text:p>
      <text:p text:style-name="P1">b As Byte7 </text:p>
      <text:p text:style-name="P1">c(1 To 2) As Zstring * 10 </text:p>
      <text:p text:style-name="P1"/>
      <text:p text:style-name="P1"/>
      <text:p text:style-name="P1"><text:soft-page-break/>8 </text:p>
      <text:p text:style-name="P1">9 </text:p>
      <text:p text:style-name="P1">10 </text:p>
      <text:p text:style-name="P1">11 </text:p>
      <text:p text:style-name="P1">12 </text:p>
      <text:p text:style-name="P1">13 </text:p>
      <text:p text:style-name="P1">14 </text:p>
      <text:p text:style-name="P1">15 </text:p>
      <text:p text:style-name="P1">16 </text:p>
      <text:p text:style-name="P1">17 </text:p>
      <text:p text:style-name="P1">18 </text:p>
      <text:p text:style-name="P1">19 </text:p>
      <text:p text:style-name="P1">20 </text:p>
      <text:p text:style-name="P1">21 </text:p>
      <text:p text:style-name="P1">22 </text:p>
      <text:p text:style-name="P1">23 </text:p>
      <text:p text:style-name="P1">24 </text:p>
      <text:p text:style-name="P1">25 </text:p>
      <text:p text:style-name="P1">26 </text:p>
      <text:p text:style-name="P1">27 </text:p>
      <text:p text:style-name="P1">28 </text:p>
      <text:p text:style-name="P1">29 </text:p>
      <text:p text:style-name="P1">30 </text:p>
      <text:p text:style-name="P1">31 </text:p>
      <text:p text:style-name="P1"/>
      <text:p text:style-name="P1"/>
      <text:p text:style-name="P1">End Type </text:p>
      <text:p text:style-name="P1"/>
      <text:p text:style-name="P1"/>
      <text:p text:style-name="P1">'Dimension and init the type array </text:p>
      <text:p text:style-name="P1">Dim As aType myType(1 To 2) =&gt; { (1234, 12, {"Hello", "World"}), _ </text:p>
      <text:p text:style-name="P1">(5678, 24, {"From", "Freebasic"}) _ </text:p>
      <text:p text:style-name="P1"/>
      <text:p text:style-name="P1"/>
      <text:p text:style-name="P1">} </text:p>
      <text:p text:style-name="P1">'Working variables </text:p>
      <text:p text:style-name="P1">Dim As Integer i, j </text:p>
      <text:p text:style-name="P1"/>
      <text:p text:style-name="P1"/>
      <text:p text:style-name="P1">'Display type values </text:p>
      <text:p text:style-name="P1"/>
      <text:p text:style-name="P1"/>
      <text:p text:style-name="P1">For i = 1 To 2 </text:p>
      <text:p text:style-name="P1">Print "Type array index: ";i </text:p>
      <text:p text:style-name="P1">With myType(i)</text:p>
      <text:p text:style-name="P1"/>
      <text:p text:style-name="P1"/>
      <text:p text:style-name="P1"><text:s/>Print .a </text:p>
      <text:p text:style-name="P1">Print .b </text:p>
      <text:p text:style-name="P1">For j = 1 To 2</text:p>
      <text:p text:style-name="P1"><text:soft-page-break/></text:p>
      <text:p text:style-name="P1"/>
      <text:p text:style-name="P1"><text:s/>Print .c(j)</text:p>
      <text:p text:style-name="P1"/>
      <text:p text:style-name="P1"/>
      <text:p text:style-name="P1"><text:s/>Next </text:p>
      <text:p text:style-name="P1">End With </text:p>
      <text:p text:style-name="P1">Print </text:p>
      <text:p text:style-name="P1"/>
      <text:p text:style-name="P1"/>
      <text:p text:style-name="P1">Next </text:p>
      <text:p text:style-name="P1"/>
      <text:p text:style-name="P1"/>
      <text:p text:style-name="P1">Sleep </text:p>
      <text:p text:style-name="P1">End </text:p>
      <text:p text:style-name="P1"/>
      <text:p text:style-name="P1"/>
      <text:p text:style-name="P1">Listing 12.9: typearray-init.bas </text:p>
      <text:p text:style-name="P1"/>
      <text:p text:style-name="P1"><text:tab/>Analysis: Lines 4 through 8 define the type definition. Line 11 dimensions andinitializes the type definition array. The type elements are enclosed in parenthesis, whilethe embedded array is enclosed within curly brackets. Line 15 creates some workingvariables for the For-Next loops. Lines 18 through 28 print the values to the consolescreen using a With block. The program is closed in the usual way. </text:p>
      <text:p text:style-name="P1"/>
      <text:p text:style-name="P1">When you run the program you should see the following output. </text:p>
      <text:p text:style-name="P1"/>
      <text:p text:style-name="P1"/>
      <text:p text:style-name="P1">Type array index: 1 </text:p>
      <text:p text:style-name="P1">1234 </text:p>
      <text:p text:style-name="P1">12 </text:p>
      <text:p text:style-name="P1"/>
      <text:p text:style-name="P1"/>
      <text:p text:style-name="P1">Hello </text:p>
      <text:p text:style-name="P1">World </text:p>
      <text:p text:style-name="P1"/>
      <text:p text:style-name="P1"/>
      <text:p text:style-name="P1">Type array index: 2 </text:p>
      <text:p text:style-name="P1">5678 </text:p>
      <text:p text:style-name="P1">24 </text:p>
      <text:p text:style-name="P1"/>
      <text:p text:style-name="P1"/>
      <text:p text:style-name="P1">From </text:p>
      <text:p text:style-name="P1">Freebasic </text:p>
      <text:p text:style-name="P1"/>
      <text:p text:style-name="P1"/>
      <text:p text:style-name="P1">Output 12.4: Output of typearray-init.bas </text:p>
      <text:p text:style-name="P1"/>
      <text:h text:style-name="Heading_20_2" text:outline-level="2"><text:soft-page-break/>CRT Array Functions </text:h>
      <text:p text:style-name="P1"/>
      <text:p text:style-name="P1">There are a few CRT functions that you can use to manipulate arrays. The followingtable lists the Mem* functions which are defined in string.bi. </text:p>
      <text:p text:style-name="P1"/>
      <text:p text:style-name="P1">Function Syntax Comment </text:p>
      <text:p text:style-name="P1">Memchr Ptr = </text:p>
      <text:p text:style-name="P1">Memchr(@Array(start),</text:p>
      <text:p text:style-name="P1">byte_value, Ubound(Array)) </text:p>
      <text:p text:style-name="P1">Returns a pointer tobyte_value in byte Array, orNull pointer if byte_value isnot found. Memchr onlyworks with byte arrays. </text:p>
      <text:p text:style-name="P1">Memcpy Ptr = </text:p>
      <text:p text:style-name="P1">Memcpy(@ArrayTo(start),</text:p>
      <text:p text:style-name="P1">@ArrayFrom(start),</text:p>
      <text:p text:style-name="P1">num_bytes) </text:p>
      <text:p text:style-name="P1">Copies num_bytes fromArrayFrom to ArrayTo andreturns a pointer to ArratTo.</text:p>
      <text:p text:style-name="P1">Do not use this function if </text:p>
      <text:p text:style-name="P1">From and To overlap. UseMemmove instead. </text:p>
      <text:p text:style-name="P1">Memmove Ptr = </text:p>
      <text:p text:style-name="P1">Memmem(@ArrayTo(start),</text:p>
      <text:p text:style-name="P1">@ArrayFrom(start),</text:p>
      <text:p text:style-name="P1">num_bytes) </text:p>
      <text:p text:style-name="P1">Works the same as Memcpybut correctly handlesoverlapping memory </text:p>
      <text:p text:style-name="P1">segments. </text:p>
      <text:p text:style-name="P1"/>
      <text:p text:style-name="P1">Table 12.2: CRT Array Functions </text:p>
      <text:p text:style-name="P1"/>
      <text:p text:style-name="P1">The following program illustrates using Memchr to search for a byte within a bytearray, and Memcpy to copy one array into another array. </text:p>
      <text:p text:style-name="P1"/>
      <text:p text:style-name="P1">1 </text:p>
      <text:p text:style-name="P1">Option Explicit </text:p>
      <text:p text:style-name="P1">2 </text:p>
      <text:p text:style-name="P1">3 </text:p>
      <text:p text:style-name="P1">#include once "crt.bi" </text:p>
      <text:p text:style-name="P1">4 </text:p>
      <text:p text:style-name="P1"/>
      <text:p text:style-name="P1"/>
      <text:p text:style-name="P1">5 </text:p>
      <text:p text:style-name="P1">6 </text:p>
      <text:p text:style-name="P1">7 </text:p>
      <text:p text:style-name="P1">8 </text:p>
      <text:p text:style-name="P1">9 </text:p>
      <text:p text:style-name="P1">10 </text:p>
      <text:p text:style-name="P1">11 </text:p>
      <text:p text:style-name="P1">12 </text:p>
      <text:p text:style-name="P1">13 </text:p>
      <text:p text:style-name="P1">14 </text:p>
      <text:p text:style-name="P1">15 </text:p>
      <text:p text:style-name="P1"><text:soft-page-break/>16 </text:p>
      <text:p text:style-name="P1">17 </text:p>
      <text:p text:style-name="P1">18 </text:p>
      <text:p text:style-name="P1">19 </text:p>
      <text:p text:style-name="P1">20 </text:p>
      <text:p text:style-name="P1">21 </text:p>
      <text:p text:style-name="P1">22 </text:p>
      <text:p text:style-name="P1">23 </text:p>
      <text:p text:style-name="P1">24 </text:p>
      <text:p text:style-name="P1">25 </text:p>
      <text:p text:style-name="P1">26 </text:p>
      <text:p text:style-name="P1">27 </text:p>
      <text:p text:style-name="P1">28 </text:p>
      <text:p text:style-name="P1">29 </text:p>
      <text:p text:style-name="P1">30 </text:p>
      <text:p text:style-name="P1">31 </text:p>
      <text:p text:style-name="P1"/>
      <text:p text:style-name="P1"/>
      <text:p text:style-name="P1">Dim As Ubyte aArray(1 To 5) =&gt; {65, 123, 100, 52, 42}, bArray(1 To 5) </text:p>
      <text:p text:style-name="P1">Dim bret As Ubyte Ptr </text:p>
      <text:p text:style-name="P1">Dim As Integer index, i </text:p>
      <text:p text:style-name="P1"/>
      <text:p text:style-name="P1"/>
      <text:p text:style-name="P1">'Look for 100 in byte array </text:p>
      <text:p text:style-name="P1">Print "Looking for byte 100..." </text:p>
      <text:p text:style-name="P1">Print </text:p>
      <text:p text:style-name="P1">bret = Memchr(@aArray(1), 100, Ubound(aArray)) </text:p>
      <text:p text:style-name="P1">If bret &lt;&gt; NULL Then</text:p>
      <text:p text:style-name="P1"/>
      <text:p text:style-name="P1"/>
      <text:p text:style-name="P1"><text:s/>index = bret @</text:p>
      <text:p text:style-name="P1">aArray(Lbound(aArray)) + Lbound(aArray) </text:p>
      <text:p text:style-name="P1">Print "100 found at index ";index </text:p>
      <text:p text:style-name="P1">Else</text:p>
      <text:p text:style-name="P1"/>
      <text:p text:style-name="P1"/>
      <text:p text:style-name="P1"><text:s/>Print "100 not found." </text:p>
      <text:p text:style-name="P1">End If </text:p>
      <text:p text:style-name="P1">Print </text:p>
      <text:p text:style-name="P1">'Copy aArray to bArray </text:p>
      <text:p text:style-name="P1">Print "Copying aArray to bArray..." </text:p>
      <text:p text:style-name="P1">Print </text:p>
      <text:p text:style-name="P1">bret = Memcpy(@bArray(1), @aArray(1), Ubound(aArray) * Sizeof(Ubyte)) </text:p>
      <text:p text:style-name="P1">If bret &lt;&gt; NULL Then</text:p>
      <text:p text:style-name="P1"/>
      <text:p text:style-name="P1"/>
      <text:p text:style-name="P1"><text:s/>For i = 1 To 5 </text:p>
      <text:p text:style-name="P1">Print "bArray(";i;" ) = ";bArray(i) </text:p>
      <text:p text:style-name="P1">Next </text:p>
      <text:p text:style-name="P1">End If </text:p>
      <text:p text:style-name="P1"><text:soft-page-break/></text:p>
      <text:p text:style-name="P1"/>
      <text:p text:style-name="P1">Sleep </text:p>
      <text:p text:style-name="P1">End </text:p>
      <text:p text:style-name="P1"/>
      <text:p text:style-name="P1"/>
      <text:p text:style-name="P1">Listing 12.10: memfunc.bas </text:p>
      <text:p text:style-name="P1"/>
      <text:p text:style-name="P1"><text:tab/>Analysis: Line 3 includes the crt.bi header file so that Memchr and Memcpy will beavailable to the program. Both functions are located in string.bi, which is included whenyou include crt.bi. Line 5 creates two ubyte arrays, the first which is initialized with somebyte data. Remember that the ubyte data type has a range of 0 to 255. Line 6 declares aubyte pointer which will be the return value fr the Memchr function. Line 7 declares twoworking variables, index which will be used to calulate the array index of the Memchrsearch, and I which will be used to print the contents of bArray after the Memcpyoperation. </text:p>
      <text:p text:style-name="P1"/>
      <text:p text:style-name="P1">Line 12 calls the Memchr function. The first parameter is the address of the firstelement of aArray, which has an index of 1, the value to find, which is 100, and thelength of the array. If Memchr finds the byte in the array, it will return a pointer to thevalue. If it cannot find the byte, bret will be Null. Line 13 checks the return value to makesure that bret is not Null; using a Null pointer will cause the program to behave strangelyor crash. </text:p>
      <text:p text:style-name="P1"/>
      <text:p text:style-name="P1">Line 14 calculates the array index of the found byte. Bret contains the address ofbyte 100 in the array. @aArray(1) returns the address of the first element of the array.</text:p>
      <text:p text:style-name="P1">Since arrays are sequential memory locations, you can find the array index by </text:p>
      <text:p text:style-name="P1"/>
      <text:p text:style-name="P1"/>
      <text:p text:style-name="P1">subtracting the address of the first array element from bret, and then adding the lowerbound index to the value. This will give you the index of the array element. Line 15 printsthe calculated index value to the console. </text:p>
      <text:p text:style-name="P1"/>
      <text:p text:style-name="P1">Line 23 copies the values from aArray to bArray. Again, the address of the firstelement of each array is passed to function, along with the number of bytes to copy. Thenumber of bytes to copy is passed to the function with the code Ubound(aArray) *</text:p>
      <text:p text:style-name="P1">Sizeof(Ubyte), which uses the number of elements in the array times the size of a ubyte.</text:p>
      <text:p text:style-name="P1">Lines 24 through 28 then print the values of bArray to screen to verify that the array wasin fact copied. The program is closed in the usual way. </text:p>
      <text:p text:style-name="P1"/>
      <text:p text:style-name="P1">When you run the program you should see the following output. </text:p>
      <text:p text:style-name="P1"/>
      <text:p text:style-name="P1">Looking for byte 100... </text:p>
      <text:p text:style-name="P1"/>
      <text:p text:style-name="P1"/>
      <text:p text:style-name="P1">100 found at index 3 </text:p>
      <text:p text:style-name="P1"/>
      <text:p text:style-name="P1"/>
      <text:p text:style-name="P1">Copying aArray to bArray... </text:p>
      <text:p text:style-name="P1"><text:soft-page-break/></text:p>
      <text:p text:style-name="P1"/>
      <text:p text:style-name="P1">bArray( 1 ) = 65 </text:p>
      <text:p text:style-name="P1"/>
      <text:p text:style-name="P1"/>
      <text:p text:style-name="P1">bArray( 2 ) = 123 </text:p>
      <text:p text:style-name="P1"/>
      <text:p text:style-name="P1"/>
      <text:p text:style-name="P1">bArray( 3 ) = 100 </text:p>
      <text:p text:style-name="P1"/>
      <text:p text:style-name="P1"/>
      <text:p text:style-name="P1">bArray( 4 ) = 52 </text:p>
      <text:p text:style-name="P1"/>
      <text:p text:style-name="P1"/>
      <text:p text:style-name="P1">bArray( 5 ) = 255 </text:p>
      <text:p text:style-name="P1"/>
      <text:p text:style-name="P1"/>
      <text:p text:style-name="P1">Output 12.5: Output of memfunc.bas </text:p>
      <text:p text:style-name="P1"/>
      <text:p text:style-name="P1">As you can see from the output, both operations succeeded. Memcopy isextremely handy when you need to make a copy of an array. The function is much fasterthan using a For-Next, and there considerably less code to write. </text:p>
      <text:p text:style-name="P1"/>
      <text:h text:style-name="Heading_20_2" text:outline-level="2">Using the -exx Compiler Switch </text:h>
      <text:p text:style-name="P1"/>
      <text:p text:style-name="P1">The -exx compiler switch will enable error and bounds checking within yourprogram. If you go outside the bounds of an array within your program, the compiler willgenerate an “out of bounds” error while the program is running. This is a great help indebugging your program, and finding problems associated with arrays. -exx will alsoinform of you of Null pointer assignments, so it is quite useful when working with pointersas well. If you are using FBIde select View-&gt;Settings from the menu and the FreeBasictab in the settings dialog. Add -exx to the end of your compiler command string. </text:p>
      <text:p text:style-name="P1"/>
      <text:p text:style-name="P1">Using -exx does add quite of bit of additional code to your program, so once yourprogram is functioning correctly, you will want to compile the program without the -exxswitch. </text:p>
      <text:p text:style-name="P1"/>
      <text:p text:style-name="P1"/>
      <text:h text:style-name="Heading_20_2" text:outline-level="2">A Look Ahead </text:h>
      <text:p text:style-name="P1"/>
      <text:p text:style-name="P1">Manipulating date and time values is a common task in programming. FreeBasic </text:p>
      <text:p text:style-name="P1">has a number of date and time functions that make working with date and timeinformation quite easy, as you will see in the next chapter.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left="0in" fo:margin-right="0in" fo:margin-top="0in" fo:margin-bottom="0in" loext:contextual-spacing="false" fo:text-indent="0in" style:auto-text-indent="false" fo:padding="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Footer"><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12 Arrays </dc:title>
    <dc:date>2018-12-04T20:28:22.928654227</dc:date>
    <meta:editing-duration>PT4M39S</meta:editing-duration>
    <meta:editing-cycles>4</meta:editing-cycles>
    <meta:generator>LibreOffice/6.0.6.2$Linux_X86_64 LibreOffice_project/00m0$Build-2</meta:generator>
    <meta:document-statistic meta:table-count="0" meta:image-count="0" meta:object-count="0" meta:page-count="32" meta:paragraph-count="968" meta:word-count="6549" meta:character-count="36843" meta:non-whitespace-character-count="30328"/>
    <meta:template xlink:type="simple" xlink:actuate="onRequest" xlink:title="" xlink:href="../fbeginnerm.odm" meta:date="2018-11-21T20:01:21.590057868"/>
  </office:meta>
</office:document-meta>
</file>